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Condensed" style:font-family-generic="swiss" style:font-pitch="variable"/>
    <style:font-face style:name="FreeSans" svg:font-family="FreeSans" style:font-adornments="obyčejné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4.737cm" fo:margin-left="0.998cm" fo:margin-right="1.263cm" table:align="margins"/>
    </style:style>
    <style:style style:name="Table2.A" style:family="table-column">
      <style:table-column-properties style:column-width="2.963cm" style:rel-column-width="13177*"/>
    </style:style>
    <style:style style:name="Table2.B" style:family="table-column">
      <style:table-column-properties style:column-width="11.774cm" style:rel-column-width="52358*"/>
    </style:style>
    <style:style style:name="Table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B1" style:family="table-cell">
      <style:table-cell-properties fo:background-color="#cccccc" fo:padding="0.097cm" fo:border="0.002cm solid #000000">
        <style:background-image/>
      </style:table-cell-properties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Табличный">
      <style:paragraph-properties fo:margin-left="0cm" fo:margin-right="0.101cm" fo:text-indent="0cm" style:auto-text-indent="false"/>
    </style:style>
    <style:style style:name="P2" style:family="paragraph" style:parent-style-name="Текст" style:list-style-name="Список_20_ссылок"/>
    <style:style style:name="P3" style:family="paragraph" style:parent-style-name="Текст" style:list-style-name="Список_20_с_20_точками"/>
    <style:style style:name="P4" style:family="paragraph" style:parent-style-name="Текст" style:list-style-name="Список_20_с_20_точками">
      <style:text-properties fo:font-weight="normal" style:font-weight-asian="normal" style:font-weight-complex="normal"/>
    </style:style>
    <style:style style:name="P5" style:family="paragraph" style:parent-style-name="Текст" style:list-style-name="Список_20_ролей"/>
    <style:style style:name="P6" style:family="paragraph" style:parent-style-name="Заголовок2">
      <style:text-properties fo:font-style="normal" style:font-style-asian="normal" style:font-style-complex="normal"/>
    </style:style>
    <style:style style:name="P7" style:family="paragraph" style:parent-style-name="Заголовок1" style:list-style-name="">
      <style:paragraph-properties fo:margin-left="0cm" fo:margin-right="1cm" fo:text-align="start" style:justify-single-word="false" fo:text-indent="0cm" style:auto-text-indent="false">
        <style:tab-stops>
          <style:tab-stop style:position="0.801cm"/>
          <style:tab-stop style:position="1cm"/>
        </style:tab-stops>
      </style:paragraph-properties>
    </style:style>
    <style:style style:name="P8" style:family="paragraph" style:parent-style-name="Заголовок1">
      <style:paragraph-properties fo:break-before="page"/>
    </style:style>
    <style:style style:name="P9" style:family="paragraph" style:parent-style-name="Титульник_3a_Шапка" style:master-page-name="Титульник">
      <style:paragraph-properties style:page-number="auto"/>
    </style:style>
    <style:style style:name="P10" style:family="paragraph" style:parent-style-name="Содержание_3a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1" style:family="paragraph" style:parent-style-name="Содержание_3a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2" style:family="paragraph" style:parent-style-name="Содержание_3a_Заголовок">
      <style:paragraph-properties fo:break-before="page"/>
    </style:style>
    <style:style style:name="P13" style:family="paragraph" style:parent-style-name="Содержание_3a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4" style:family="paragraph" style:parent-style-name="Text" style:list-style-name="Список_20_с_20_точками">
      <style:text-properties fo:font-weight="normal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weight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weight-asian="normal" style:font-weight-complex="normal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variable-decls>
        <text:variable-decl office:value-type="string" text:name="НазваниеПроекта"/>
        <text:variable-decl office:value-type="string" text:name="ВерсияДокумента"/>
        <text:variable-decl office:value-type="string" text:name="Авторы"/>
        <text:variable-decl office:value-type="string" text:name="Факультет"/>
        <text:variable-decl office:value-type="string" text:name="Группа"/>
        <text:variable-decl office:value-type="string" text:name="НазваниеКурса"/>
        <text:variable-decl office:value-type="float" text:name="НазваниеДокумента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&lt;Название проекта&gt;" text:name="SUBJECT"/>
        <text:user-field-decl office:value-type="string" office:string-value="1" text:name="SEQ Таблица \* ARABIC"/>
      </text:user-field-decls>
      <text:p text:style-name="P9">Новосибирский Госу<text:span text:style-name="Default_20_Paragraph_20_Font">дарственн</text:span>ый Университет <text:line-break/>Физический Факультет</text:p>
      <text:p text:style-name="Титульник_3a_Заголовок">Тех<text:span text:style-name="Default_20_Paragraph_20_Font">ническое опис</text:span>ание проекта<text:line-break/>по курсу <text:variable-set text:name="НазваниеКурса" office:value-type="string">ООАД</text:variable-set></text:p>
      <text:p text:style-name="Титульник_3a_Заголовок"><text:variable-set text:name="НазваниеПроекта" office:value-type="string">WeboBots</text:variable-set></text:p>
      <text:p text:style-name="Титульник_3a_Заголовок">Студенты <text:variable-set text:name="Факультет" office:value-type="string">ФФ НГУ</text:variable-set><text:line-break/><text:variable-set text:name="Авторы" office:value-type="string">Новиков И.А., Парфиненко В.В.</text:variable-set></text:p>
      <text:p text:style-name="Титульник_3a_Заголовок">Группа <text:variable-set text:name="Группа" office:value-type="string">7305</text:variable-set></text:p>
      <text:p text:style-name="Титульник_3a_Подзаголовок">Версия <text:variable-set text:name="ВерсияДокумента" office:value-type="string">0.0.1</text:variable-set></text:p>
      <text:table-of-content text:style-name="Sect1" text:protected="true" text:name="Table of Contents1">
        <text:table-of-content-source text:outline-level="3">
          <text:index-title-template text:style-name="Содержание_3a_Заголовок">Содержание</text:index-title-template>
          <text:table-of-content-entry-template text:outline-level="1" text:style-name="Содержание_3a_1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Содержание_3a_2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Содержание_3a_3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12">Содержание</text:p>
          </text:index-title>
          <text:p text:style-name="P10"><text:a xlink:type="simple" xlink:href="#1.Введение|outline" text:style-name="Internet_20_link" text:visited-style-name="Internet_20_link">1. Введение</text:a><text:tab/>4</text:p>
          <text:p text:style-name="P11"><text:a xlink:type="simple" xlink:href="#1.1.Цель|outline" text:style-name="Internet_20_link" text:visited-style-name="Internet_20_link">1.1. Цель</text:a><text:tab/>4</text:p>
          <text:p text:style-name="P11"><text:a xlink:type="simple" xlink:href="#1.2.Область действия|outline" text:style-name="Internet_20_link" text:visited-style-name="Internet_20_link">1.2. Область действия</text:a><text:tab/>4</text:p>
          <text:p text:style-name="P11"><text:a xlink:type="simple" xlink:href="#1.3.Определения и сокращения|outline" text:style-name="Internet_20_link" text:visited-style-name="Internet_20_link">1.3. Определения и сокращения</text:a><text:tab/>4</text:p>
          <text:p text:style-name="P11"><text:a xlink:type="simple" xlink:href="#1.4.Ссылки|outline" text:style-name="Internet_20_link" text:visited-style-name="Internet_20_link">1.4. Ссылки</text:a><text:tab/>4</text:p>
          <text:p text:style-name="P11"><text:a xlink:type="simple" xlink:href="#1.5.Краткое описание|outline" text:style-name="Internet_20_link" text:visited-style-name="Internet_20_link">1.5. Краткое описание</text:a><text:tab/>4</text:p>
          <text:p text:style-name="P10"><text:a xlink:type="simple" xlink:href="#2.Предметная область проекта|outline" text:style-name="Internet_20_link" text:visited-style-name="Internet_20_link">2. Предметная область проекта</text:a><text:tab/>5</text:p>
          <text:p text:style-name="P11"><text:a xlink:type="simple" xlink:href="#2.1.Существующие проблемы|outline" text:style-name="Internet_20_link" text:visited-style-name="Internet_20_link">2.1. Существующие проблемы</text:a><text:tab/>5</text:p>
          <text:p text:style-name="P11"><text:a xlink:type="simple" xlink:href="#2.2.Предполагаемое решение|outline" text:style-name="Internet_20_link" text:visited-style-name="Internet_20_link">2.2. Предполагаемое решение</text:a><text:tab/>6</text:p>
          <text:p text:style-name="P10"><text:a xlink:type="simple" xlink:href="#3.Требования к программному решению|outline" text:style-name="Internet_20_link" text:visited-style-name="Internet_20_link">3. Требования к программному решению</text:a><text:tab/>6</text:p>
          <text:p text:style-name="P11"><text:a xlink:type="simple" xlink:href="#3.1.Актеры|outline" text:style-name="Internet_20_link" text:visited-style-name="Internet_20_link">3.1. Актеры</text:a><text:tab/>7</text:p>
          <text:p text:style-name="P11"><text:a xlink:type="simple" xlink:href="#3.2.Функциональные требования для актера Зритель|outline" text:style-name="Internet_20_link" text:visited-style-name="Internet_20_link">3.2. Функциональные требования для актера Зритель</text:a><text:tab/>7</text:p>
          <text:p text:style-name="P13"><text:a xlink:type="simple" xlink:href="#3.2.1.Регистрация|outline" text:style-name="Internet_20_link" text:visited-style-name="Internet_20_link">3.2.1. Регистрация</text:a><text:tab/>7</text:p>
          <text:p text:style-name="P13"><text:a xlink:type="simple" xlink:href="#3.2.2.Просмотр матча|outline" text:style-name="Internet_20_link" text:visited-style-name="Internet_20_link">3.2.2. Просмотр матча</text:a><text:tab/>8</text:p>
          <text:p text:style-name="P13"><text:a xlink:type="simple" xlink:href="#3.2.3.Просмотр профиля Игрока|outline" text:style-name="Internet_20_link" text:visited-style-name="Internet_20_link">3.2.3. Просмотр профиля Игрока</text:a><text:tab/>8</text:p>
          <text:p text:style-name="P13"><text:a xlink:type="simple" xlink:href="#3.2.4.Просмотр общего рейтинга|outline" text:style-name="Internet_20_link" text:visited-style-name="Internet_20_link">3.2.4. Просмотр общего рейтинга</text:a><text:tab/>8</text:p>
          <text:p text:style-name="P11"><text:a xlink:type="simple" xlink:href="#3.3.Функциональные требования для актера Игрок|outline" text:style-name="Internet_20_link" text:visited-style-name="Internet_20_link">3.3. Функциональные требования для актера Игрок</text:a><text:tab/>9</text:p>
          <text:p text:style-name="P13"><text:a xlink:type="simple" xlink:href="#3.3.1.Вход в систему|outline" text:style-name="Internet_20_link" text:visited-style-name="Internet_20_link">3.3.1. Вход в систему</text:a><text:tab/>9</text:p>
          <text:p text:style-name="P13"><text:a xlink:type="simple" xlink:href="#3.3.2.Выход из системы|outline" text:style-name="Internet_20_link" text:visited-style-name="Internet_20_link">3.3.2. Выход из системы</text:a><text:tab/>9</text:p>
          <text:p text:style-name="P13"><text:a xlink:type="simple" xlink:href="#3.3.3.Добавление «прошивки»|outline" text:style-name="Internet_20_link" text:visited-style-name="Internet_20_link">3.3.3. Добавление «прошивки»</text:a><text:tab/>10</text:p>
          <text:p text:style-name="P13"><text:a xlink:type="simple" xlink:href="#3.3.4.Редактирование «прошивки»|outline" text:style-name="Internet_20_link" text:visited-style-name="Internet_20_link">3.3.4. Редактирование «прошивки»</text:a><text:tab/>10</text:p>
          <text:p text:style-name="P13"><text:a xlink:type="simple" xlink:href="#3.3.5.Выбор противника|outline" text:style-name="Internet_20_link" text:visited-style-name="Internet_20_link">3.3.5. Выбор противника</text:a><text:tab/>11</text:p>
          <text:p text:style-name="P13"><text:a xlink:type="simple" xlink:href="#3.3.6.Проведение матча|outline" text:style-name="Internet_20_link" text:visited-style-name="Internet_20_link">3.3.6. Проведение матча</text:a><text:tab/>12</text:p>
          <text:p text:style-name="P13"><text:a xlink:type="simple" xlink:href="#3.3.7.Просмотр персонализированного рейтинга|outline" text:style-name="Internet_20_link" text:visited-style-name="Internet_20_link">3.3.7. Просмотр персонализированного рейтинга</text:a><text:tab/>12</text:p>
          <text:p text:style-name="P13"><text:a xlink:type="simple" xlink:href="#3.3.8.Просмотр списка турниров|outline" text:style-name="Internet_20_link" text:visited-style-name="Internet_20_link">3.3.8. Просмотр списка турниров</text:a><text:tab/>13</text:p>
          <text:p text:style-name="P13"><text:a xlink:type="simple" xlink:href="#3.3.9.Участие в турнире|outline" text:style-name="Internet_20_link" text:visited-style-name="Internet_20_link">3.3.9. Участие в турнире</text:a><text:tab/>13</text:p>
          <text:p text:style-name="P11"><text:a xlink:type="simple" xlink:href="#3.4.Функциональные требования для актера Администратор|outline" text:style-name="Internet_20_link" text:visited-style-name="Internet_20_link">3.4. Функциональные требования для актера Администратор</text:a><text:tab/>13</text:p>
          <text:p text:style-name="P13"><text:a xlink:type="simple" xlink:href="#3.4.1.Создание турнира|outline" text:style-name="Internet_20_link" text:visited-style-name="Internet_20_link">3.4.1. Создание турнира</text:a><text:tab/>13</text:p>
          <text:p text:style-name="P13"><text:a xlink:type="simple" xlink:href="#3.4.2.Управление турниром|outline" text:style-name="Internet_20_link" text:visited-style-name="Internet_20_link">3.4.2. Управление турниром</text:a><text:tab/>14</text:p>
          <text:p text:style-name="P13"><text:a xlink:type="simple" xlink:href="#3.4.3.Бан Игрока|outline" text:style-name="Internet_20_link" text:visited-style-name="Internet_20_link">3.4.3. Бан Игрока</text:a><text:tab/>14</text:p>
          <text:p text:style-name="P11"><text:a xlink:type="simple" xlink:href="#3.5.Нефункциональные требования|outline" text:style-name="Internet_20_link" text:visited-style-name="Internet_20_link">3.5. Нефункциональные требования</text:a><text:tab/>14</text:p>
          <text:p text:style-name="P10"><text:soft-page-break/><text:a xlink:type="simple" xlink:href="#4.Обзор архитектуры|outline" text:style-name="Internet_20_link" text:visited-style-name="Internet_20_link">4. Обзор архитектуры</text:a><text:tab/>14</text:p>
          <text:p text:style-name="P11"><text:a xlink:type="simple" xlink:href="#4.1.Компонентная модель системы|outline" text:style-name="Internet_20_link" text:visited-style-name="Internet_20_link">4.1. Компонентная модель системы</text:a><text:tab/>14</text:p>
          <text:p text:style-name="P11"><text:a xlink:type="simple" xlink:href="#4.2.Компоненты сторонних производителей|outline" text:style-name="Internet_20_link" text:visited-style-name="Internet_20_link">4.2. Компоненты сторонних производителей</text:a><text:tab/>14</text:p>
          <text:p text:style-name="P11"><text:a xlink:type="simple" xlink:href="#4.3.Схема развертывания приложения|outline" text:style-name="Internet_20_link" text:visited-style-name="Internet_20_link">4.3. Схема развертывания приложения</text:a><text:tab/>15</text:p>
          <text:p text:style-name="P10"><text:a xlink:type="simple" xlink:href="#5.Допущения и ограничения|outline" text:style-name="Internet_20_link" text:visited-style-name="Internet_20_link">5. Допущения и ограничения</text:a><text:tab/>15</text:p>
          <text:p text:style-name="P10"><text:a xlink:type="simple" xlink:href="#6.Известные проблемы|outline" text:style-name="Internet_20_link" text:visited-style-name="Internet_20_link">6. Известные проблемы</text:a><text:tab/>15</text:p>
          <text:p text:style-name="P11"><text:a xlink:type="simple" xlink:href="#6.1.Невысокая производительность приложения|outline" text:style-name="Internet_20_link" text:visited-style-name="Internet_20_link">6.1. Невысокая производительность приложения</text:a><text:tab/>15</text:p>
        </text:index-body>
      </text:table-of-content>
      <text:h text:style-name="P7" text:outline-level="1"/>
      <text:h text:style-name="P8" text:outline-level="1"><text:bookmark-start text:name="__RefNumPara__21553828"/>Введение<text:bookmark-end text:name="__RefNumPara__21553828"/></text:h>
      <text:h text:style-name="Заголовок2" text:outline-level="2">Цель</text:h>
      <text:p text:style-name="Текст">Данный документ представляет собой техническое описание проекта <text:variable-get text:name="НазваниеПроекта" office:value-type="string">WeboBots</text:variable-get><text:span text:style-name="T1"> </text:span>и содержит основные требования к разрабатываемой в рамках проекта программной системе и описание архитектуры программного решения.</text:p>
      <text:h text:style-name="Заголовок2" text:outline-level="2">Область действия</text:h>
      <text:p text:style-name="Текст"><text:span text:style-name="T4">Документ разработан в рамках проекта </text:span><text:span text:style-name="T4"><text:variable-get text:name="НазваниеПроекта" office:value-type="string">WeboBots</text:variable-get></text:span><text:span text:style-name="T4"> на основе стандартного шаблона </text:span><text:span text:style-name="T3">Inteks</text:span><text:span text:style-name="T1"> SEP,</text:span><text:span text:style-name="T4"> адаптированного для использования в OpenOffice.org, и предназначен для использования студентами </text:span><text:span text:style-name="T4"><text:variable-get text:name="Факультет" office:value-type="string">ФФ НГУ</text:variable-get></text:span><text:span text:style-name="T4"> и преподавателями курса </text:span><text:span text:style-name="T4"><text:variable-get text:name="НазваниеКурса" office:value-type="string">ООАД</text:variable-get></text:span><text:span text:style-name="T4">.</text:span></text:p>
      <text:h text:style-name="P6" text:outline-level="2">Определения и сокращения</text:h>
      <text:p text:style-name="Текст">Таблица <text:sequence text:ref-name="refTable0" text:name="Table" text:formula="ooow:Table+1" style:num-format="1">1</text:sequence>. Определения и сокращения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Табличный">Термин</text:p>
          </table:table-cell>
          <table:table-cell table:style-name="Table2.B1" office:value-type="string">
            <text:p text:style-name="Табличный">Описание</text:p>
          </table:table-cell>
        </table:table-row>
        <table:table-row>
          <table:table-cell table:style-name="Table2.A2" office:value-type="string">
            <text:p text:style-name="Табличный">«Прошивка»</text:p>
          </table:table-cell>
          <table:table-cell table:style-name="Table2.B2" office:value-type="string">
            <text:p text:style-name="Табличный">Программа на специальном языке программирования, управляющая виртуальным роботом</text:p>
          </table:table-cell>
        </table:table-row>
        <table:table-row>
          <table:table-cell table:style-name="Table2.A2" office:value-type="string">
            <text:p text:style-name="Табличный">Логин</text:p>
          </table:table-cell>
          <table:table-cell table:style-name="Table2.B2" office:value-type="string">
            <text:p text:style-name="Табличный">Имя учетной записи пользователя</text:p>
          </table:table-cell>
        </table:table-row>
        <table:table-row>
          <table:table-cell table:style-name="Table2.A2" office:value-type="string">
            <text:p text:style-name="Табличный">Подсветка синтаксиса</text:p>
          </table:table-cell>
          <table:table-cell table:style-name="Table2.B2" office:value-type="string">
            <text:p text:style-name="Табличный">Выделение синтаксических конструкций текста с использованием различных цветов, шрифтов и начертаний</text:p>
          </table:table-cell>
        </table:table-row>
        <table:table-row>
          <table:table-cell table:style-name="Table2.A2" office:value-type="string">
            <text:p text:style-name="Табличный">Бан</text:p>
          </table:table-cell>
          <table:table-cell table:style-name="Table2.B2" office:value-type="string">
            <text:p text:style-name="P1">Лишение или ограничение каких-либо прав пользователя</text:p>
          </table:table-cell>
        </table:table-row>
      </table:table>
      <text:h text:style-name="Заголовок2" text:outline-level="2">Ссылки</text:h>
      <text:p text:style-name="Текст">В тексте содержатся ссылки на следующие документы:</text:p>
      <text:list xml:id="list543582856" text:style-name="Список_20_ссылок">
        <text:list-item>
          <text:p text:style-name="P2"><text:a xlink:type="simple" xlink:href="http://ru.wikipedia.org/wiki/Игра_для_программистов">http://ru.wikipedia.org/wiki/Игра_для_программистов</text:a></text:p>
        </text:list-item>
      </text:list>
      <text:p text:style-name="Текст">Ссылки приводятся в виде [<text:span text:style-name="T2">N</text:span>], где <text:span text:style-name="T2">N</text:span> – номер документа в вышеприведенном списке.</text:p>
      <text:h text:style-name="Заголовок2" text:outline-level="2">Краткое описание</text:h>
      <text:p text:style-name="Текст"><text:soft-page-break/>Содержание данного документа построено таким образом, чтобы дать ответ на следующие вопросы:</text:p>
      <text:list xml:id="list1014565517" text:style-name="Список_20_с_20_точками">
        <text:list-item>
          <text:p text:style-name="P3">Какие проблемы предметной области должен решать будущий программный продукт</text:p>
        </text:list-item>
        <text:list-item>
          <text:p text:style-name="P3">Посредством какой функциональности системы будут достигнуто решение проблем предметной области</text:p>
        </text:list-item>
        <text:list-item>
          <text:p text:style-name="P3">Какова архитектура программного решения</text:p>
        </text:list-item>
      </text:list>
      <text:p text:style-name="Текст">Описание предметной области и проблем, для решения которых предназначен будущий программный продукт, приведены в разделе <text:a xlink:type="simple" xlink:href="#2.Предметная область проекта|outline">#2</text:a>. Раздел <text:a xlink:type="simple" xlink:href="#3.Требования к программному решению|outline">#3</text:a> содержит описание требований к программному решению, раздел <text:a xlink:type="simple" xlink:href="#4.Обзор архитектуры|outline">#4</text:a> – описание архитектуры выбранного решения.</text:p>
      <text:h text:style-name="Заголовок1" text:outline-level="1">Предметная область проекта</text:h>
      <text:p text:style-name="Текст"><text:variable-set text:name="НазваниеПроекта" office:value-type="string">WeboBots</text:variable-set> — это веб-приложение реализующее многопользовательскую онлайн‑игру для программистов: битвы программируемых роботов.</text:p>
      <text:p text:style-name="Текст">«Игра для программистов — компьютерная игра, в которой человек не участвует напрямую в игре. Вместо этого он пишет управляющую программу, сражающуюся с себе подобными программами» [<text:a xlink:type="simple" xlink:href="#1.3.Ссылки|outline">1</text:a>]. Такие игры могут быть полезны для изучающих программирование, и, кроме того, являются хорошей тренировкой и развлечением для опытных программистов. Игры для программистов существуют с 60-х годов, и некоторые их виды завоевали популярность среди программистов. В частности, битвы роботов довольно зрелищны, что и является причиной популярности игры «C <text:span text:style-name="T2">Robots</text:span>» и ее клонов.</text:p>
      <text:p text:style-name="Текст">Игровой процесс в «C <text:span text:style-name="T2">Robots</text:span>» заключается в написании игроками программ на специальном C-подобном языке и последующем запуске их на исполнение на виртуальной машине, моделирующей сражение роботов вплоть до поражения одного из них.</text:p>
      <text:h text:style-name="Заголовок2" text:outline-level="2">Существующие проб<text:span text:style-name="Default_20_Paragraph_20_Font">лем</text:span>ы</text:h>
      <text:p text:style-name="Текст">Однако у игры «C <text:span text:style-name="T2">Robots</text:span>» был ряд некоторых недостатков:</text:p>
      <text:list xml:id="list886954766" text:continue-numbering="true" text:style-name="Список_20_с_20_точками">
        <text:list-item>
          <text:p text:style-name="P3"><text:soft-page-break/><text:span text:style-name="Заголовок_20_элемента_20_списка"><text:span text:style-name="T7">Неудобство многопользовательской игры.</text:span></text:span><text:span text:style-name="Default_20_Paragraph_20_Font"><text:span text:style-name="T6"> Игрокам приходится вручную обмениваться программами и запускать моделирование битвы. Проблема может быть решена при наличии централизованной системы хранения программ с удобным пользовательским интерфейсом.</text:span></text:span></text:p>
        </text:list-item>
        <text:list-item>
          <text:p text:style-name="P4"><text:span text:style-name="Заголовок_20_элемента_20_списка">Нарушение приватности.</text:span> Игрокам приходится предоставлять противнику исходные коды своих программ, и они не могут сохранять свои идеи в тайне. Проблема может быть решена, если исходные коды обоих противников будут храниться в отдельном месте.</text:p>
        </text:list-item>
        <text:list-item>
          <text:p text:style-name="P4"><text:span text:style-name="Заголовок_20_элемента_20_списка">Отсутствие объективного и актуального рейтинга игроков.</text:span> Проблема может быть решена, если данные о всех поединках будут централизованно храниться и оперативно обрабатываться.</text:p>
        </text:list-item>
      </text:list>
      <text:h text:style-name="Заголовок2" text:outline-level="2">Предполагаемое решение</text:h>
      <text:p text:style-name="Текст">Таким образом, для решения поставленных проблем подходит формат веб-приложения. Взаимодействие пользователей с этим приложением будет выглядеть следующим образом.</text:p>
      <text:p text:style-name="Текст">Игрок регистрируется на сайте игры, после чего он получает возможность загружать различные «прошивки», тестировать их в тренировочных матчах и выставлять на официальные матчи.</text:p>
      <text:p text:style-name="Текст">Матчи проходят следующим образом. Игрок выбирает две «прошивки» (обе свои в случае тренировочного матча, либо одну из своих и одну из выставленных противником), затем на сервере происходит эмуляция матча, и игроку сообщается результат поединка, после чего он при желании может просмотреть анимированную запись матча прямо в браузере.</text:p>
      <text:p text:style-name="Текст">По результатам официального матча победитель получает некоторое количество очков. На основе суммы набранных очков формируются рейтинг игроков и рейтинг «прошивок» роботов.</text:p>
      <text:h text:style-name="Заголовок1" text:outline-level="1">Требования к программному решению</text:h>
      <text:p text:style-name="Текст">Данный раздел описывает требования к программной системе, <text:soft-page-break/>разрабатываемой в рамках проекта <text:span text:style-name="T1"><text:variable-get text:name="НазваниеПроекта" office:value-type="string">WeboBots</text:variable-get></text:span><text:span text:style-name="Body_20_Reference_20_Char">.</text:span></text:p>
      <text:h text:style-name="Заголовок2" text:outline-level="2">Актеры</text:h>
      <text:p text:style-name="Текст">Актер — это что-то (например, другая система) или кто-то (например, человек) вне системы, которые взаимодействуют с ней. В предлагаемой к разработке системе идентифицированы следующие актеры.</text:p>
      <text:list xml:id="list412347781" text:style-name="Список_20_ролей">
        <text:list-item>
          <text:p text:style-name="P5">Зритель — имеет доступ к контенту только на чтение.</text:p>
        </text:list-item>
        <text:list-item>
          <text:p text:style-name="P5">Игрок <text:bookmark-start text:name="DDE_LINK"/>—<text:bookmark-end text:name="DDE_LINK"/> создает контент и взаимодействует с другими игроками, согласно игровому процессу, также имеет все права Зрителя.</text:p>
        </text:list-item>
        <text:list-item>
          <text:p text:style-name="P5">Администратор — обеспечивает порядок и регулирует игровой процесс, также имеет все права Игрока.</text:p>
          <text:p text:style-name="P5">Под пользователем подразумевается произвольный актер.</text:p>
        </text:list-item>
      </text:list>
      <text:h text:style-name="Заголовок2" text:outline-level="2">Функциональные требования для актера Зритель</text:h>
      <text:h text:style-name="Заголовок3" text:outline-level="3">Регистрация</text:h>
      <text:list xml:id="list745941055" text:continue-list="list886954766" text:style-name="Список_20_с_20_точками">
        <text:list-item>
          <text:p text:style-name="P14"><text:span text:style-name="Заголовок_20_элемента_20_списка">Основная цель:</text:span> создание новой учетной записи для входа в систему.</text:p>
        </text:list-item>
        <text:list-item>
          <text:p text:style-name="P14"><text:span text:style-name="Заголовок_20_элемента_20_списка">Предусловие:</text:span> пользователь не авторизован.</text:p>
        </text:list-item>
        <text:list-item>
          <text:p text:style-name="P14"><text:span text:style-name="Заголовок_20_элемента_20_списка">Условие начала действия:</text:span><text:span text:style-name="Заголовок_20_элемента_20_списка"><text:span text:style-name="T5"> переход на страницу регистрации.</text:span></text:span></text:p>
        </text:list-item>
        <text:list-item>
          <text:p text:style-name="P14"><text:span text:style-name="Заголовок_20_элемента_20_списка">Сценарий:</text:span></text:p>
          <text:list>
            <text:list-item>
              <text:p text:style-name="P14">Зритель вводит в веб-форму логин, пароль (с подтверждением) для новой учетной записи.</text:p>
            </text:list-item>
            <text:list-item>
              <text:p text:style-name="P14">Система проверяет корректность данных, а именно, логин не должен быть занят и не должен содержать недопустимых символов, пароль должен иметь достаточную длину и совпадать с подтверждением.</text:p>
              <text:list>
                <text:list-item>
                  <text:p text:style-name="P14">Если данные корректны, то создается новая учетная запись, и Зритель получает возможность войти в систему, используя логин и пароль, выбранные при регистрации.</text:p>
                </text:list-item>
                <text:list-item>
                  <text:p text:style-name="P14"><text:soft-page-break/>Иначе снова отображается форма регистрации с указанием допущенных ошибок, которые предлагается исправить и повторить отправку формы.</text:p>
                </text:list-item>
              </text:list>
            </text:list-item>
          </text:list>
        </text:list-item>
      </text:list>
      <text:h text:style-name="Заголовок3" text:outline-level="3">Просмотр матча</text:h>
      <text:list xml:id="list1122131936" text:continue-numbering="true" text:style-name="Список_20_с_20_точками">
        <text:list-item>
          <text:p text:style-name="P14"><text:span text:style-name="Заголовок_20_элемента_20_списка">Основная цель:</text:span> наблюдение за ходом матча.</text:p>
        </text:list-item>
        <text:list-item>
          <text:p text:style-name="P14"><text:span text:style-name="Заголовок_20_элемента_20_списка">Предусловие:</text:span> выбран матч (после проведения матча либо в результате перехода по ссылке на матч).</text:p>
        </text:list-item>
        <text:list-item>
          <text:p text:style-name="P14"><text:span text:style-name="Заголовок_20_элемента_20_списка">Условие начала действия:</text:span><text:span text:style-name="Заголовок_20_элемента_20_списка"><text:span text:style-name="T5"> переход со страницы матча на страницу его просмотра.</text:span></text:span></text:p>
        </text:list-item>
        <text:list-item>
          <text:p text:style-name="P14"><text:span text:style-name="Заголовок_20_элемента_20_списка">Сценарий:</text:span></text:p>
          <text:list>
            <text:list-item>
              <text:p text:style-name="P14">На странице отображаются движения и действия роботов в выделенной области.</text:p>
              <text:list>
                <text:list-item>
                  <text:p text:style-name="P14">В процессе просмотра, используя элементы управления, Зритель может поставить воспроизведение на паузу, перейти к предыдущему или следующему кадру или начать воспроизведение заново.</text:p>
                </text:list-item>
              </text:list>
            </text:list-item>
          </text:list>
        </text:list-item>
      </text:list>
      <text:h text:style-name="Заголовок3" text:outline-level="3">Просмотр профиля Игрока</text:h>
      <text:list xml:id="list484125462" text:continue-numbering="true" text:style-name="Список_20_с_20_точками">
        <text:list-item>
          <text:p text:style-name="P4"><text:span text:style-name="Заголовок_20_элемента_20_списка">Основная цель:</text:span> получение дополнительной информации об Игроке.</text:p>
        </text:list-item>
        <text:list-item>
          <text:p text:style-name="P4"><text:span text:style-name="Заголовок_20_элемента_20_списка">Условие начала действия:</text:span><text:span text:style-name="Заголовок_20_элемента_20_списка"><text:span text:style-name="T5"> переход на страницу профиля Игрока.</text:span></text:span></text:p>
        </text:list-item>
        <text:list-item>
          <text:p text:style-name="P4"><text:span text:style-name="Заголовок_20_элемента_20_списка">Сценарий:</text:span></text:p>
          <text:list>
            <text:list-item>
              <text:p text:style-name="P4">На странице профиля отображается следующая информация:</text:p>
              <text:list>
                <text:list-item>
                  <text:p text:style-name="P4">имя пользователя,</text:p>
                </text:list-item>
                <text:list-item>
                  <text:p text:style-name="P4">положение в рейтинге Игроков,</text:p>
                </text:list-item>
                <text:list-item>
                  <text:p text:style-name="P4">список всех «прошивок» доступных для проведения матчей с указанием их положения в рейтинге «прошивок».</text:p>
                </text:list-item>
              </text:list>
            </text:list-item>
          </text:list>
        </text:list-item>
      </text:list>
      <text:h text:style-name="Заголовок3" text:outline-level="3">Просмотр общего рейтинга</text:h>
      <text:list xml:id="list1523459543" text:continue-numbering="true" text:style-name="Список_20_с_20_точками">
        <text:list-item>
          <text:p text:style-name="P4"><text:bookmark-start text:name="DDE_LINK14"/><text:span text:style-name="Заголовок_20_элемента_20_списка">Основная цель:</text:span> получение информации о наиболее успешных игроках и <text:soft-page-break/>«прошивках».</text:p>
        </text:list-item>
        <text:list-item>
          <text:p text:style-name="P4"><text:span text:style-name="Заголовок_20_элемента_20_списка">Условие начала действия:</text:span><text:span text:style-name="Заголовок_20_элемента_20_списка"><text:span text:style-name="T5"> переход на страницу общего рейтинга.</text:span></text:span></text:p>
        </text:list-item>
        <text:list-item>
          <text:p text:style-name="P4"><text:span text:style-name="Заголовок_20_элемента_20_списка">Сценарий:</text:span></text:p>
          <text:list>
            <text:list-item>
              <text:p text:style-name="P4">Зритель выбирает один из двух вариантов: просмотр рейтинга игроков или «прошивок».</text:p>
            </text:list-item>
            <text:list-item>
              <text:p text:style-name="P4">Отображается таблица, перечисляющая лидеров рейтинга в порядке убывания количества очков рейтинга.</text:p>
            </text:list-item>
            <text:list-item>
              <text:p text:style-name="P4">Зритель может перемещаться по таблице, то есть просмотреть произвольный участок рейтинга или найти в рейтинге определенного Игрока.<text:bookmark-end text:name="DDE_LINK14"/></text:p>
            </text:list-item>
          </text:list>
        </text:list-item>
      </text:list>
      <text:h text:style-name="Заголовок2" text:outline-level="2">Функциональные требования для актера Игрок</text:h>
      <text:h text:style-name="Заголовок3" text:outline-level="3"><text:bookmark-start text:name="DDE_LINK2"/>Вход в систему</text:h>
      <text:list xml:id="list371793289" text:continue-numbering="true" text:style-name="Список_20_с_20_точками">
        <text:list-item>
          <text:p text:style-name="P4"><text:bookmark-start text:name="DDE_LINK13"/><text:span text:style-name="Заголовок_20_элемента_20_списка">Основная цель:</text:span> получение доступа к функционалу сайта.</text:p>
        </text:list-item>
        <text:list-item>
          <text:p text:style-name="P4"><text:span text:style-name="Заголовок_20_элемента_20_списка">Предусловие:</text:span> Игрок не авторизован.</text:p>
        </text:list-item>
        <text:list-item>
          <text:p text:style-name="P4"><text:span text:style-name="Заголовок_20_элемента_20_списка">Условие начала действия:</text:span><text:span text:style-name="Заголовок_20_элемента_20_списка"><text:span text:style-name="T5"> переход на страницу входа или перенаправление на нее при необходимости.</text:span></text:span></text:p>
        </text:list-item>
        <text:list-item>
          <text:p text:style-name="P4"><text:span text:style-name="Заголовок_20_элемента_20_списка">Точки расширения:</text:span><text:bookmark-start text:name="DDE_LINK1"/> <text:bookmark-end text:name="DDE_LINK1"/>со страницы входа имеется возможность перейти к регистрации нового пользователя.</text:p>
        </text:list-item>
        <text:list-item>
          <text:p text:style-name="P4"><text:span text:style-name="Заголовок_20_элемента_20_списка">Сценарий:</text:span></text:p>
          <text:list>
            <text:list-item>
              <text:p text:style-name="P4">Игрок вводит логин и пароль в веб-форму.<text:bookmark-end text:name="DDE_LINK13"/></text:p>
            </text:list-item>
            <text:list-item>
              <text:p text:style-name="P4">Система проверяет соответствие пароля логину.</text:p>
              <text:list>
                <text:list-item>
                  <text:p text:style-name="P4">При соответствии Игрок получает доступ к функционалу сайта.</text:p>
                </text:list-item>
                <text:list-item>
                  <text:p text:style-name="P4">Иначе Игроку предлагается повторить попытку входа.<text:bookmark-end text:name="DDE_LINK2"/></text:p>
                </text:list-item>
              </text:list>
            </text:list-item>
          </text:list>
        </text:list-item>
      </text:list>
      <text:h text:style-name="Заголовок3" text:outline-level="3">Выход из системы</text:h>
      <text:list xml:id="list1144825715" text:continue-numbering="true" text:style-name="Список_20_с_20_точками">
        <text:list-item>
          <text:p text:style-name="P4"><text:bookmark-start text:name="DDE_LINK4"/><text:span text:style-name="Заголовок_20_элемента_20_списка">Основная цель:</text:span> завершение сеанса работы с сайтом.</text:p>
        </text:list-item>
        <text:list-item>
          <text:p text:style-name="P4"><text:span text:style-name="Заголовок_20_элемента_20_списка">Предусловие:</text:span> Игрок авторизован.</text:p>
        </text:list-item>
        <text:list-item>
          <text:p text:style-name="P4"><text:soft-page-break/><text:span text:style-name="Заголовок_20_элемента_20_списка">Условие начала действия:</text:span><text:span text:style-name="Заголовок_20_элемента_20_списка"><text:span text:style-name="T5"> нажатие соответствующей ссылки.</text:span></text:span></text:p>
        </text:list-item>
        <text:list-item>
          <text:p text:style-name="P4"><text:span text:style-name="Заголовок_20_элемента_20_списка">Сценарий:</text:span></text:p>
          <text:list>
            <text:list-item>
              <text:p text:style-name="P4">Система завершает работу с текущей сессией Игрока.</text:p>
            </text:list-item>
            <text:list-item>
              <text:p text:style-name="P4">Игрок становится не авторизованным пользователем.<text:bookmark-end text:name="DDE_LINK4"/></text:p>
            </text:list-item>
          </text:list>
        </text:list-item>
      </text:list>
      <text:h text:style-name="Заголовок3" text:outline-level="3">Добавление «прошивки»<text:bookmark-start text:name="DDE_LINK21"/></text:h>
      <text:list xml:id="list492004522" text:continue-numbering="true" text:style-name="Список_20_с_20_точками">
        <text:list-item>
          <text:p text:style-name="P14"><text:bookmark-start text:name="DDE_LINK5"/><text:bookmark-start text:name="DDE_LINK6"/><text:span text:style-name="Заголовок_20_элемента_20_списка">Основная цель:</text:span> загрузка новой «прошивки».</text:p>
        </text:list-item>
        <text:list-item>
          <text:p text:style-name="P14"><text:span text:style-name="Заголовок_20_элемента_20_списка">Условие начала действия:</text:span><text:span text:style-name="Заголовок_20_элемента_20_списка"><text:span text:style-name="T5"> переход на страницу добавления новой «прошивки».</text:span></text:span></text:p>
        </text:list-item>
        <text:list-item>
          <text:p text:style-name="P14"><text:span text:style-name="Заголовок_20_элемента_20_списка">Точки расширения:</text:span><text:bookmark-start text:name="DDE_LINK11"/> <text:bookmark-end text:name="DDE_LINK11"/>если в загруженном файле имеются ошибки, можно сразу перейти к редактированию прошивки.</text:p>
        </text:list-item>
        <text:list-item>
          <text:p text:style-name="P14"><text:span text:style-name="Заголовок_20_элемента_20_списка">Сценарий:</text:span></text:p>
          <text:list>
            <text:list-item>
              <text:p text:style-name="P14">Игрок вводит в веб-форму название для «прошивки» и выбирает файл для загрузки.</text:p>
            </text:list-item>
            <text:list-item>
              <text:p text:style-name="P14"><text:bookmark-end text:name="DDE_LINK21"/>Файл сохраняется на сервере, и добавленная «прошивка» появляется в списке «прошивок» Игрока.</text:p>
            </text:list-item>
            <text:list-item>
              <text:p text:style-name="P14">Происходит проверка на наличие синтаксических ошибок в «прошивке».</text:p>
              <text:list>
                <text:list-item>
                  <text:p text:style-name="P4">Если таковые имеются, Игрок может перейти к ее редактированию (см. вариант использования <text:a xlink:type="simple" xlink:href="#3.3.4.Редактирование «прошивки»">Редактирование «прошивки»</text:a>).<text:bookmark-end text:name="DDE_LINK5"/><text:bookmark-end text:name="DDE_LINK6"/></text:p>
                </text:list-item>
              </text:list>
            </text:list-item>
          </text:list>
        </text:list-item>
      </text:list>
      <text:h text:style-name="Заголовок3" text:outline-level="3"><text:bookmark-start text:name="DDE_LINK3"/>Редактирование «прошивки»<text:bookmark-start text:name="DDE_LINK211"/></text:h>
      <text:list xml:id="list1328790001" text:continue-numbering="true" text:style-name="Список_20_с_20_точками">
        <text:list-item>
          <text:p text:style-name="P14"><text:span text:style-name="Заголовок_20_элемента_20_списка">Основная цель:</text:span> внесение изменений в существующую «прошивку».</text:p>
        </text:list-item>
        <text:list-item>
          <text:p text:style-name="P14"><text:span text:style-name="Заголовок_20_элемента_20_списка">Предусловие:</text:span> выбрана «прошивка».</text:p>
        </text:list-item>
        <text:list-item>
          <text:p text:style-name="P14"><text:span text:style-name="Заголовок_20_элемента_20_списка">Условие начала действия:</text:span><text:span text:style-name="Заголовок_20_элемента_20_списка"><text:span text:style-name="T5"> переход на страницу редактирования.</text:span></text:span></text:p>
        </text:list-item>
        <text:list-item>
          <text:p text:style-name="P14"><text:span text:style-name="Заголовок_20_элемента_20_списка">Сценарий:</text:span></text:p>
          <text:list>
            <text:list-item>
              <text:p text:style-name="P14">Открывается веб-форма, содержащая редактор кода «прошивки» с подсветкой синтаксиса.</text:p>
            </text:list-item>
            <text:list-item>
              <text:p text:style-name="P14">Игрок может изменять код, название и загружать новую версию <text:soft-page-break/>«прошивки».</text:p>
            </text:list-item>
            <text:list-item>
              <text:p text:style-name="P14"><text:bookmark-end text:name="DDE_LINK211"/>При сохранении изменений также происходит проверка на наличие синтаксических ошибок в коде.</text:p>
              <text:list>
                <text:list-item>
                  <text:p text:style-name="P14">Если таковые имеются, выводится их список.</text:p>
                </text:list-item>
              </text:list>
            </text:list-item>
          </text:list>
        </text:list-item>
      </text:list>
      <text:h text:style-name="Заголовок3" text:outline-level="3">Выбор противника<text:bookmark-start text:name="DDE_LINK2111"/></text:h>
      <text:list xml:id="list1752931794" text:continue-numbering="true" text:style-name="Список_20_с_20_точками">
        <text:list-item>
          <text:p text:style-name="P14"><text:bookmark-start text:name="DDE_LINK22"/><text:bookmark-start text:name="DDE_LINK7"/><text:span text:style-name="Заголовок_20_элемента_20_списка">Основная цель:</text:span> выбор в качестве противника «прошивки» для матча.</text:p>
        </text:list-item>
        <text:list-item>
          <text:p text:style-name="P14"><text:span text:style-name="Заголовок_20_элемента_20_списка">Условие начала действия:</text:span><text:span text:style-name="Заголовок_20_элемента_20_списка"><text:span text:style-name="T5"> имел место переход на страницу проведения матча или выбор «прошивки» одного из Игроков для проведения матча.</text:span></text:span></text:p>
        </text:list-item>
        <text:list-item>
          <text:p text:style-name="P14"><text:span text:style-name="Заголовок_20_элемента_20_списка">Сценарий:</text:span><text:span text:style-name="Default_20_Paragraph_20_Font"> существует несколько альтернативных сценариев:</text:span></text:p>
          <text:list>
            <text:list-item>
              <text:p text:style-name="P14">Случайный выбор противника.</text:p>
              <text:list>
                <text:list-item>
                  <text:p text:style-name="P14">Игрок зашел на страницу проведения матча.</text:p>
                </text:list-item>
                <text:list-item>
                  <text:p text:style-name="P14">Игрок выбирает опцию случайного выбора противника.<text:bookmark-end text:name="DDE_LINK2111"/></text:p>
                </text:list-item>
              </text:list>
            </text:list-item>
            <text:list-item>
              <text:p text:style-name="P14">Выбор противника из числа недавних противников.</text:p>
              <text:list>
                <text:list-item>
                  <text:p text:style-name="P14">Игрок зашел на страницу проведения матча.</text:p>
                </text:list-item>
                <text:list-item>
                  <text:p text:style-name="P14">Игрок выбирает опцию выбора противника из числа недавних противников.</text:p>
                </text:list-item>
                <text:list-item>
                  <text:p text:style-name="P14">Игрок выбирает одну из «прошивок» из соответствующего списка.</text:p>
                </text:list-item>
              </text:list>
            </text:list-item>
            <text:list-item>
              <text:p text:style-name="P14">Выбор своей «прошивки» для матча против своей же.</text:p>
              <text:list>
                <text:list-item>
                  <text:p text:style-name="P14">Игрок зашел на страницу проведения матча.</text:p>
                </text:list-item>
                <text:list-item>
                  <text:p text:style-name="P14">Игрок выбирает опцию выбора своей «прошивки» в качестве противника.</text:p>
                </text:list-item>
                <text:list-item>
                  <text:p text:style-name="P14"><text:bookmark-end text:name="DDE_LINK3"/>Игрок выбирает одну из своих «прошивок» из соответствующего списка.</text:p>
                </text:list-item>
              </text:list>
            </text:list-item>
            <text:list-item>
              <text:p text:style-name="P14">Выбор противника со страницы одного из Игроков.</text:p>
              <text:list>
                <text:list-item>
                  <text:p text:style-name="P14">Игрок зашел на страницу «прошивок» одного из Игроков.</text:p>
                </text:list-item>
                <text:list-item>
                  <text:p text:style-name="P14">Игрок выбирает одну из них и нажимает на соответствующую кнопку <text:soft-page-break/>возле нее.<text:bookmark-end text:name="DDE_LINK22"/><text:bookmark-end text:name="DDE_LINK7"/></text:p>
                </text:list-item>
              </text:list>
            </text:list-item>
          </text:list>
        </text:list-item>
      </text:list>
      <text:h text:style-name="Заголовок3" text:outline-level="3">Проведение матча</text:h>
      <text:list xml:id="list312483218" text:continue-numbering="true" text:style-name="Список_20_с_20_точками">
        <text:list-item>
          <text:p text:style-name="P14"><text:bookmark-start text:name="DDE_LINK8"/><text:bookmark-start text:name="DDE_LINK9"/><text:span text:style-name="Заголовок_20_элемента_20_списка">Основная цель:</text:span> проведение матча с участием одной из своих прошивок.</text:p>
        </text:list-item>
        <text:list-item>
          <text:p text:style-name="P14"><text:span text:style-name="Заголовок_20_элемента_20_списка">Условие начала действия:</text:span><text:span text:style-name="Заголовок_20_элемента_20_списка"><text:span text:style-name="T5"> переход на страницу проведения матча или выбор «прошивки» одного из Игроков для проведения матча.</text:span></text:span></text:p>
        </text:list-item>
        <text:list-item>
          <text:p text:style-name="P14"><text:span text:style-name="Заголовок_20_элемента_20_списка">Точки расширения:</text:span><text:bookmark-start text:name="DDE_LINK1121"/> после проведения матча Игрок может просмотреть его.<text:bookmark-end text:name="DDE_LINK1121"/></text:p>
        </text:list-item>
        <text:list-item>
          <text:p text:style-name="P14"><text:span text:style-name="Заголовок_20_элемента_20_списка">Сценарий:</text:span></text:p>
          <text:list>
            <text:list-item>
              <text:p text:style-name="P14">Игрок выбирает противника (см. вариант использования <text:a xlink:type="simple" xlink:href="#3.3.4.Выбор противника|outline">Выбор противника</text:a>).</text:p>
            </text:list-item>
            <text:list-item>
              <text:p text:style-name="P14"><text:span text:style-name="Заголовок_20_элемента_20_списка"><text:span text:style-name="T5">Игрок выбирает одну из своих «прошивок».</text:span></text:span></text:p>
            </text:list-item>
            <text:list-item>
              <text:p text:style-name="P14">Система проводит матч между «прошивками», сохраняет результат матча и сообщает его Игроку.</text:p>
              <text:list>
                <text:list-item>
                  <text:p text:style-name="P14">«Прошивка»-победитель получает определенное количество очков рейтинга в зависимости от соотношения количества очков рейтинга «прошивок»-участников.</text:p>
                </text:list-item>
              </text:list>
            </text:list-item>
            <text:list-item>
              <text:p text:style-name="P14">Игрок может просмотреть запись матча (см. вариант использования <text:a xlink:type="simple" xlink:href="#3.2.2.Просмотр матча|outline">Просмотр матча</text:a>).</text:p>
              <text:list>
                <text:list-item>
                  <text:p text:style-name="P14">Или не может. Иногда.</text:p>
                </text:list-item>
              </text:list>
            </text:list-item>
          </text:list>
        </text:list-item>
      </text:list>
      <text:h text:style-name="Заголовок3" text:outline-level="3">Просмотр <text:bookmark-start text:name="DDE_LINK16"/>персонализированного<text:bookmark-end text:name="DDE_LINK16"/> рейтинга<text:bookmark-start text:name="DDE_LINK17"/></text:h>
      <text:list xml:id="list1404512668" text:continue-numbering="true" text:style-name="Список_20_с_20_точками">
        <text:list-item>
          <text:p text:style-name="P4"><text:bookmark-start text:name="DDE_LINK18"/><text:span text:style-name="Заголовок_20_элемента_20_списка">Основная цель:</text:span> получение информации о наиболее успешных игроках и «прошивках» и своем положении в этих рейтингах.</text:p>
        </text:list-item>
        <text:list-item>
          <text:p text:style-name="P4"><text:span text:style-name="Заголовок_20_элемента_20_списка">Условие начала действия:</text:span><text:span text:style-name="Заголовок_20_элемента_20_списка"><text:span text:style-name="T5"> переход на страницу персонализированного рейтинга.</text:span></text:span></text:p>
        </text:list-item>
        <text:list-item>
          <text:p text:style-name="P4"><text:span text:style-name="Заголовок_20_элемента_20_списка">Сценарий:</text:span></text:p>
          <text:list>
            <text:list-item>
              <text:p text:style-name="P4"><text:bookmark-end text:name="DDE_LINK8"/><text:bookmark-end text:name="DDE_LINK9"/><text:span text:style-name="Заголовок_20_элемента_20_списка"><text:span text:style-name="T5">Отображается общий рейтинг (см. вариант использования </text:span></text:span><text:a xlink:type="simple" xlink:href="#3.2.4.Просмотр общего рейтинга|outline"><text:span text:style-name="Заголовок_20_элемента_20_списка"><text:span text:style-name="T5">Просмотр общего рейтинга</text:span></text:span></text:a><text:span text:style-name="Заголовок_20_элемента_20_списка"><text:span text:style-name="T5">), кроме того, в таблице всегда отображается собственное положение Игрока или его «прошивок».</text:span></text:span><text:bookmark-start text:name="DDE_LINK19"/></text:p>
            </text:list-item>
          </text:list>
        </text:list-item>
      </text:list>
      <text:h text:style-name="Заголовок3" text:outline-level="3"><text:soft-page-break/>Просмотр списка турниров</text:h>
      <text:list xml:id="list209441569" text:continue-numbering="true" text:style-name="Список_20_с_20_точками">
        <text:list-item>
          <text:p text:style-name="P4"><text:span text:style-name="Заголовок_20_элемента_20_списка">Основная цель:</text:span> получение информации о будущих турнирах и просмотр результатов прошедших.</text:p>
        </text:list-item>
        <text:list-item>
          <text:p text:style-name="P4"><text:span text:style-name="Заголовок_20_элемента_20_списка">Условие начала действия:</text:span><text:span text:style-name="Заголовок_20_элемента_20_списка"><text:span text:style-name="T5"> переход на страницу списка турниров.</text:span></text:span></text:p>
        </text:list-item>
        <text:list-item>
          <text:p text:style-name="P4"><text:span text:style-name="Заголовок_20_элемента_20_списка">Сценарий:</text:span></text:p>
          <text:list>
            <text:list-item>
              <text:p text:style-name="P4"><text:bookmark-end text:name="DDE_LINK17"/><text:bookmark-end text:name="DDE_LINK18"/><text:span text:style-name="Заголовок_20_элемента_20_списка"><text:span text:style-name="T5">Отображается список ближайших турниров с возможностью подачи заявки на участие (см. вариант использования </text:span></text:span><text:a xlink:type="simple" xlink:href="#3.3.9.Участие в турнире|outline"><text:span text:style-name="Заголовок_20_элемента_20_списка"><text:span text:style-name="T5">Участие в турнире</text:span></text:span></text:a><text:span text:style-name="Заголовок_20_элемента_20_списка"><text:span text:style-name="T5">).</text:span></text:span></text:p>
            </text:list-item>
            <text:list-item>
              <text:p text:style-name="P4"><text:span text:style-name="Заголовок_20_элемента_20_списка"><text:span text:style-name="T5">Отображается список недавних турниров и их результаты.</text:span></text:span></text:p>
            </text:list-item>
            <text:list-item>
              <text:p text:style-name="P4"><text:span text:style-name="Заголовок_20_элемента_20_списка"><text:span text:style-name="T5">Также отображаются приглашения на участие в турнирах (см. вариант использования</text:span></text:span><text:bookmark-start text:name="DDE_LINK20"/><text:span text:style-name="Заголовок_20_элемента_20_списка"><text:span text:style-name="T5"> </text:span></text:span><text:a xlink:type="simple" xlink:href="#3.3.9.Участие в турнире|outline"><text:span text:style-name="Заголовок_20_элемента_20_списка"><text:span text:style-name="T5">Участие в турнире</text:span></text:span></text:a><text:bookmark-end text:name="DDE_LINK20"/><text:span text:style-name="Заголовок_20_элемента_20_списка"><text:span text:style-name="T5">).</text:span></text:span></text:p>
            </text:list-item>
          </text:list>
        </text:list-item>
      </text:list>
      <text:h text:style-name="Заголовок3" text:outline-level="3">Участие в турнире</text:h>
      <text:list xml:id="list321043328" text:continue-numbering="true" text:style-name="Список_20_с_20_точками">
        <text:list-item>
          <text:p text:style-name="P4"><text:bookmark-start text:name="DDE_LINK24"/><text:span text:style-name="Заголовок_20_элемента_20_списка">Основная цель:</text:span> участие в турнире для определения своего уровня на данный момент.</text:p>
        </text:list-item>
        <text:list-item>
          <text:p text:style-name="P4"><text:span text:style-name="Заголовок_20_элемента_20_списка">Предусловие:</text:span><text:span text:style-name="Заголовок_20_элемента_20_списка"><text:span text:style-name="T5"> наличие свободных мест в турнире.</text:span></text:span></text:p>
        </text:list-item>
        <text:list-item>
          <text:p text:style-name="P4"><text:span text:style-name="Заголовок_20_элемента_20_списка">Условие начала действия:</text:span><text:span text:style-name="Заголовок_20_элемента_20_списка"><text:span text:style-name="T5"> подача заявки на участие в турнире или принятие приглашения на участие.</text:span></text:span></text:p>
        </text:list-item>
        <text:list-item>
          <text:p text:style-name="P4"><text:span text:style-name="Заголовок_20_элемента_20_списка">Сценарий:</text:span></text:p>
          <text:list>
            <text:list-item>
              <text:p text:style-name="P4"><text:span text:style-name="Заголовок_20_элемента_20_списка"><text:span text:style-name="T5">Игрок выбирает одну из своих «прошивок» для выставления на турнир и становится участником турнира.</text:span></text:span><text:bookmark-end text:name="DDE_LINK19"/><text:bookmark-end text:name="DDE_LINK24"/></text:p>
            </text:list-item>
          </text:list>
        </text:list-item>
      </text:list>
      <text:h text:style-name="Заголовок2" text:outline-level="2">Функциональные требования для актера Администратор<text:bookmark-start text:name="DDE_LINK12"/></text:h>
      <text:h text:style-name="Заголовок3" text:outline-level="3">Создание турнира</text:h>
      <text:list xml:id="list1121606027" text:continue-numbering="true" text:style-name="Список_20_с_20_точками">
        <text:list-item>
          <text:p text:style-name="P4"><text:span text:style-name="Заголовок_20_элемента_20_списка">Основная цель:</text:span> организация кругового турнира как дополнительного способа стимулирования Игроков.</text:p>
        </text:list-item>
        <text:list-item>
          <text:p text:style-name="P4"><text:span text:style-name="Заголовок_20_элемента_20_списка">Условие начала действия:</text:span><text:span text:style-name="Заголовок_20_элемента_20_списка"><text:span text:style-name="T5"> переход на страницу создания турнира.</text:span></text:span></text:p>
        </text:list-item>
        <text:list-item>
          <text:p text:style-name="P4"><text:span text:style-name="Заголовок_20_элемента_20_списка">Сценарий:</text:span></text:p>
          <text:list>
            <text:list-item>
              <text:p text:style-name="P4"><text:bookmark-end text:name="DDE_LINK12"/><text:soft-page-break/><text:span text:style-name="Default_20_Paragraph_20_Font">Администратор вводит в веб-форму параметры турнира (количество участников, дату начала, уровень закрытости и др.).</text:span></text:p>
            </text:list-item>
            <text:list-item>
              <text:p text:style-name="P4"><text:span text:style-name="Default_20_Paragraph_20_Font">После сохранения информации о турнире Администратор перенаправляется на </text:span><text:a xlink:type="simple" xlink:href="#3.4.2.Управление турниром|outline"><text:span text:style-name="Default_20_Paragraph_20_Font">Управление турниром</text:span></text:a><text:span text:style-name="Default_20_Paragraph_20_Font">.</text:span></text:p>
            </text:list-item>
          </text:list>
        </text:list-item>
      </text:list>
      <text:h text:style-name="Заголовок3" text:outline-level="3">Управление турниром</text:h>
      <text:list xml:id="list1081179242" text:continue-numbering="true" text:style-name="Список_20_с_20_точками">
        <text:list-item>
          <text:p text:style-name="P4"><text:bookmark-start text:name="DDE_LINK23"/><text:span text:style-name="Заголовок_20_элемента_20_списка">Основная цель:</text:span> изменение параметров турнира и управление списком участников.</text:p>
        </text:list-item>
        <text:list-item>
          <text:p text:style-name="P4"><text:span text:style-name="Заголовок_20_элемента_20_списка">Условие начала действия:</text:span><text:span text:style-name="Заголовок_20_элемента_20_списка"><text:span text:style-name="T5"> переход на страницу управление турниром или перенаправление туда после его создания.</text:span></text:span></text:p>
        </text:list-item>
        <text:list-item>
          <text:p text:style-name="P4"><text:span text:style-name="Заголовок_20_элемента_20_списка">Сценарий:</text:span></text:p>
          <text:list>
            <text:list-item>
              <text:p text:style-name="P4"><text:span text:style-name="Default_20_Paragraph_20_Font">Администратор может изменять параметры турнира и приглашать Игроков для участия.</text:span><text:bookmark-end text:name="DDE_LINK23"/><text:bookmark-start text:name="DDE_LINK15"/></text:p>
            </text:list-item>
          </text:list>
        </text:list-item>
      </text:list>
      <text:h text:style-name="Заголовок3" text:outline-level="3">Бан Игрока</text:h>
      <text:list xml:id="list1501938361" text:continue-numbering="true" text:style-name="Список_20_с_20_точками">
        <text:list-item>
          <text:p text:style-name="P4"><text:bookmark-start text:name="DDE_LINK10"/><text:span text:style-name="Заголовок_20_элемента_20_списка">Основная цель:</text:span> бан определенного пользователя.</text:p>
        </text:list-item>
        <text:list-item>
          <text:p text:style-name="P4"><text:span text:style-name="Заголовок_20_элемента_20_списка">Условие начала действия:</text:span><text:span text:style-name="Заголовок_20_элемента_20_списка"><text:span text:style-name="T5"> нажатие соответствующей ссылки на странице пользователя.</text:span></text:span></text:p>
        </text:list-item>
        <text:list-item>
          <text:p text:style-name="P4"><text:span text:style-name="Заголовок_20_элемента_20_списка">Сценарий:</text:span></text:p>
          <text:list>
            <text:list-item>
              <text:p text:style-name="P4">Администратор выбирает в веб-форме срок бана для данного пользователя.</text:p>
            </text:list-item>
            <text:list-item>
              <text:p text:style-name="P4">Система запоминает логин пользователя, срок и с этого момента пользователь не может выполнять определенные действия.<text:bookmark-end text:name="DDE_LINK15"/><text:bookmark-end text:name="DDE_LINK10"/></text:p>
            </text:list-item>
          </text:list>
        </text:list-item>
      </text:list>
      <text:h text:style-name="Заголовок2" text:outline-level="2">Нефункциональные требования</text:h>
      <text:h text:style-name="Заголовок1" text:outline-level="1">Обзор архитектуры</text:h>
      <text:h text:style-name="Заголовок2" text:outline-level="2">Компонентная модель системы</text:h>
      <text:h text:style-name="Заголовок2" text:outline-level="2">Компоненты сторонних производителей</text:h>
      <text:h text:style-name="Заголовок2" text:outline-level="2"><text:soft-page-break/>Схема развертывания приложения</text:h>
      <text:h text:style-name="Заголовок1" text:outline-level="1">Допущения и ограничения</text:h>
      <text:h text:style-name="Заголовок1" text:outline-level="1">Известные проблемы</text:h>
      <text:h text:style-name="Заголовок2" text:outline-level="2">Невысокая производительность приложения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Condensed" style:font-family-generic="swiss" style:font-pitch="variable"/>
    <style:font-face style:name="FreeSans" svg:font-family="FreeSans" style:font-adornments="obyčejné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Основной" style:family="paragraph" style:parent-style-name="Standard">
      <style:text-properties style:font-name="FreeSans"/>
    </style:style>
    <style:style style:name="Текст" style:family="paragraph" style:parent-style-name="Основной" style:master-page-name="">
      <style:paragraph-properties fo:margin-left="0cm" fo:margin-right="0cm" fo:margin-top="0.101cm" fo:margin-bottom="0.101cm" fo:line-height="125%" fo:text-align="justify" style:justify-single-word="false" fo:text-indent="1cm" style:auto-text-indent="false" style:page-number="auto"/>
    </style:style>
    <style:style style:name="Заголовок2" style:family="paragraph" style:parent-style-name="Основной" style:next-style-name="Текст" style:default-outline-level="2">
      <style:paragraph-properties fo:margin-left="1cm" fo:margin-right="1cm" fo:margin-top="0.199cm" fo:margin-bottom="0cm" fo:text-indent="0cm" style:auto-text-indent="false"/>
      <style:text-properties fo:font-size="16pt" fo:font-style="normal" style:text-underline-style="none" fo:font-weight="bold"/>
    </style:style>
    <style:style style:name="Заголовок1" style:family="paragraph" style:parent-style-name="Основной" style:next-style-name="Заголовок2" style:default-outline-level="1">
      <style:paragraph-properties fo:margin-left="1cm" fo:margin-right="1cm" fo:margin-top="0.3cm" fo:margin-bottom="0cm" fo:text-align="start" style:justify-single-word="false" fo:text-indent="0cm" style:auto-text-indent="false">
        <style:tab-stops>
          <style:tab-stop style:position="0.801cm"/>
          <style:tab-stop style:position="1cm"/>
        </style:tab-stops>
      </style:paragraph-properties>
      <style:text-properties fo:font-size="18pt" fo:font-weight="bold"/>
    </style:style>
    <style:style style:name="Титульник" style:family="paragraph" style:parent-style-name="Основной"/>
    <style:style style:name="Титульник_3a_Заголовок" style:display-name="Титульник:Заголовок" style:family="paragraph" style:parent-style-name="Титульник">
      <style:paragraph-properties fo:margin-top="0.3cm" fo:margin-bottom="0.3cm" fo:text-align="end" style:justify-single-word="false"/>
      <style:text-properties fo:font-size="22pt" fo:font-weight="bold"/>
    </style:style>
    <style:style style:name="Титульник_3a_Шапка" style:display-name="Титульник:Шапка" style:family="paragraph" style:parent-style-name="Титульник" style:next-style-name="Титульник_3a_Заголовок" style:master-page-name="">
      <style:paragraph-properties fo:margin-top="0cm" fo:margin-bottom="3cm" fo:line-height="100%" fo:text-align="center" style:justify-single-word="false" style:page-number="auto"/>
      <style:text-properties fo:font-size="14pt"/>
    </style:style>
    <style:style style:name="Титульник_3a_Подзаголовок" style:display-name="Титульник:Подзаголовок" style:family="paragraph" style:parent-style-name="Титульник">
      <style:paragraph-properties fo:text-align="end" style:justify-single-word="false"/>
      <style:text-properties fo:font-size="14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Шапка" style:family="paragraph" style:parent-style-name="Основной" style:master-page-name="">
      <style:paragraph-properties style:page-number="auto"/>
      <style:text-properties fo:font-size="10pt" fo:font-style="oblique"/>
    </style:style>
    <style:style style:name="ШапкаПравая" style:family="paragraph" style:parent-style-name="Шапка">
      <style:paragraph-properties fo:text-align="end" style:justify-single-word="false"/>
    </style:style>
    <style:style style:name="Contents_20_Heading" style:display-name="Contents Heading" style:family="paragraph" style:parent-style-name="Заголовок1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20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Футер" style:family="paragraph" style:parent-style-name="Основной">
      <style:paragraph-properties fo:text-align="center" style:justify-single-word="false"/>
      <style:text-properties fo:font-size="10pt"/>
    </style:style>
    <style:style style:name="Contents_20_1" style:display-name="Contents 1" style:family="paragraph" style:parent-style-name="Основной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Основной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Содержание_3a_1" style:display-name="Содержание:1" style:family="paragraph" style:parent-style-name="Содержание">
      <style:paragraph-properties fo:margin-left="0cm" fo:margin-right="0cm" fo:line-height="120%" fo:text-indent="0cm" style:auto-text-indent="false"/>
    </style:style>
    <style:style style:name="Содержание_3a_2" style:display-name="Содержание:2" style:family="paragraph" style:parent-style-name="Содержание" style:master-page-name="">
      <style:paragraph-properties fo:margin-left="0.499cm" fo:margin-right="0cm" fo:line-height="120%" fo:text-indent="0cm" style:auto-text-indent="false" style:page-number="auto"/>
    </style:style>
    <style:style style:name="Содержание" style:family="paragraph" style:parent-style-name="Основной">
      <style:paragraph-properties fo:margin-top="0cm" fo:margin-bottom="0cm" fo:line-height="120%">
        <style:tab-stops/>
      </style:paragraph-properties>
    </style:style>
    <style:style style:name="Заголовок3" style:family="paragraph" style:parent-style-name="Основной" style:next-style-name="Текст" style:default-outline-level="3" style:master-page-name="">
      <style:paragraph-properties fo:margin-left="1cm" fo:margin-right="1cm" fo:margin-top="0.15cm" fo:margin-bottom="0cm" fo:text-indent="0cm" style:auto-text-indent="false" style:page-number="auto">
        <style:tab-stops>
          <style:tab-stop style:position="1.499cm"/>
        </style:tab-stops>
      </style:paragraph-properties>
      <style:text-properties fo:font-size="14pt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Содержание_3a_Заголовок" style:display-name="Содержание:Заголовок" style:family="paragraph" style:parent-style-name="Содержание">
      <style:paragraph-properties fo:margin-left="1cm" fo:margin-right="1cm" fo:text-indent="0cm" style:auto-text-indent="false"/>
      <style:text-properties fo:font-size="18pt" fo:font-weight="bold"/>
    </style:style>
    <style:style style:name="Example" style:family="paragraph" style:parent-style-name="Text_20_body">
      <style:paragraph-properties fo:margin-left="3.27cm" fo:margin-right="0cm" fo:text-indent="-0.635cm" style:auto-text-indent="false">
        <style:tab-stops>
          <style:tab-stop style:position="0cm"/>
        </style:tab-stops>
      </style:paragraph-properties>
      <style:text-properties fo:color="#008000" style:font-name="Arial" style:font-name-asian="Arial" style:font-name-complex="Arial"/>
    </style:style>
    <style:style style:name="heading_20_1" style:display-name="heading 1" style:family="paragraph" style:parent-style-name="Standard" style:next-style-name="Text_20_body" style:default-outline-level="1" style:list-style-name="">
      <style:paragraph-properties fo:margin-top="0.212cm" fo:margin-bottom="0.106cm" fo:keep-with-next="always">
        <style:tab-stops>
          <style:tab-stop style:position="0cm"/>
        </style:tab-stops>
      </style:paragraph-properties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heading_20_2" style:display-name="heading 2" style:family="paragraph" style:parent-style-name="heading_20_1" style:next-style-name="Text_20_body" style:default-outline-level="2" style:list-style-name="">
      <style:text-properties fo:font-size="12pt" style:font-size-asian="12pt" style:font-size-complex="12pt"/>
    </style:style>
    <style:style style:name="Comment" style:family="paragraph" style:parent-style-name="Text_20_body" style:next-style-name="Text_20_body">
      <style:paragraph-properties fo:margin-left="0.501cm" fo:margin-right="0cm" fo:text-indent="0cm" style:auto-text-indent="false"/>
      <style:text-properties fo:color="#0000ff" fo:font-style="italic" style:font-style-asian="italic" style:font-style-complex="italic"/>
    </style:style>
    <style:style style:name="Table_20_Caption" style:display-name="Table Caption" style:family="paragraph" style:parent-style-name="Text_20_body" style:next-style-name="Text_20_body">
      <style:paragraph-properties fo:margin-top="0cm" fo:margin-bottom="0cm" fo:text-align="start" style:justify-single-word="false" fo:keep-with-next="always"/>
      <style:text-properties fo:font-weight="bold" style:font-weight-asian="bold" style:font-weight-complex="bold"/>
    </style:style>
    <style:style style:name="Table_20_Text" style:display-name="Table Text" style:family="paragraph" style:parent-style-name="Text_20_body">
      <style:paragraph-properties fo:margin-left="0cm" fo:margin-right="0cm" fo:margin-top="0cm" fo:margin-bottom="0cm" fo:text-indent="0cm" style:auto-text-indent="false"/>
    </style:style>
    <style:style style:name="Table_20_Title" style:display-name="Table Title" style:family="paragraph" style:parent-style-name="Table_20_Text">
      <style:paragraph-properties fo:text-align="center" style:justify-single-word="false"/>
      <style:text-properties fo:font-weight="bold" style:font-weight-asian="bold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Табличный" style:family="paragraph" style:parent-style-name="Текст" style:master-page-name="">
      <style:paragraph-properties fo:margin-left="0.101cm" fo:margin-right="0.101cm" fo:margin-top="0cm" fo:margin-bottom="0cm" fo:text-indent="0cm" style:auto-text-indent="false" style:page-number="auto"/>
    </style:style>
    <style:style style:name="Содержание_3a_3" style:display-name="Содержание:3" style:family="paragraph" style:parent-style-name="Содержание">
      <style:paragraph-properties fo:margin-left="1cm" fo:margin-right="0cm" fo:text-indent="0cm" style:auto-text-indent="false"/>
    </style:style>
    <style:style style:name="Text" style:family="paragraph" style:parent-style-name="Основной" style:class="extra" style:master-page-name="">
      <style:paragraph-properties fo:margin-left="0cm" fo:margin-right="0cm" fo:margin-top="0.101cm" fo:margin-bottom="0.101cm" fo:line-height="125%" fo:text-align="justify" style:justify-single-word="false" fo:text-indent="1cm" style:auto-text-indent="false" style:page-number="auto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TF_5f_Num_20_8_20_1" style:display-name="RTF_Num 8 1" style:family="text"/>
    <style:style style:name="RTF_5f_Num_20_8_20_2" style:display-name="RTF_Num 8 2" style:family="text"/>
    <style:style style:name="RTF_5f_Num_20_8_20_3" style:display-name="RTF_Num 8 3" style:family="text"/>
    <style:style style:name="RTF_5f_Num_20_8_20_4" style:display-name="RTF_Num 8 4" style:family="text"/>
    <style:style style:name="RTF_5f_Num_20_8_20_5" style:display-name="RTF_Num 8 5" style:family="text"/>
    <style:style style:name="RTF_5f_Num_20_8_20_6" style:display-name="RTF_Num 8 6" style:family="text"/>
    <style:style style:name="RTF_5f_Num_20_8_20_7" style:display-name="RTF_Num 8 7" style:family="text"/>
    <style:style style:name="RTF_5f_Num_20_8_20_8" style:display-name="RTF_Num 8 8" style:family="text"/>
    <style:style style:name="RTF_5f_Num_20_8_20_9" style:display-name="RTF_Num 8 9" style:family="text"/>
    <style:style style:name="RTF_5f_Num_20_6_20_1" style:display-name="RTF_Num 6 1" style:family="text">
      <style:text-properties style:font-name="Symbol" style:font-name-asian="Symbol" style:font-name-complex="Symbol"/>
    </style:style>
    <style:style style:name="RTF_5f_Num_20_6_20_2" style:display-name="RTF_Num 6 2" style:family="text">
      <style:text-properties style:font-name="Courier New" style:font-name-asian="Courier New" style:font-name-complex="Courier New"/>
    </style:style>
    <style:style style:name="RTF_5f_Num_20_6_20_3" style:display-name="RTF_Num 6 3" style:family="text">
      <style:text-properties style:font-name="Wingdings" style:font-name-asian="Wingdings" style:font-name-complex="Wingdings"/>
    </style:style>
    <style:style style:name="RTF_5f_Num_20_6_20_4" style:display-name="RTF_Num 6 4" style:family="text">
      <style:text-properties style:font-name="Symbol" style:font-name-asian="Symbol" style:font-name-complex="Symbol"/>
    </style:style>
    <style:style style:name="RTF_5f_Num_20_6_20_5" style:display-name="RTF_Num 6 5" style:family="text">
      <style:text-properties style:font-name="Courier New" style:font-name-asian="Courier New" style:font-name-complex="Courier New"/>
    </style:style>
    <style:style style:name="RTF_5f_Num_20_6_20_6" style:display-name="RTF_Num 6 6" style:family="text">
      <style:text-properties style:font-name="Wingdings" style:font-name-asian="Wingdings" style:font-name-complex="Wingdings"/>
    </style:style>
    <style:style style:name="RTF_5f_Num_20_6_20_7" style:display-name="RTF_Num 6 7" style:family="text">
      <style:text-properties style:font-name="Symbol" style:font-name-asian="Symbol" style:font-name-complex="Symbol"/>
    </style:style>
    <style:style style:name="RTF_5f_Num_20_6_20_8" style:display-name="RTF_Num 6 8" style:family="text">
      <style:text-properties style:font-name="Courier New" style:font-name-asian="Courier New" style:font-name-complex="Courier New"/>
    </style:style>
    <style:style style:name="RTF_5f_Num_20_6_20_9" style:display-name="RTF_Num 6 9" style:family="text">
      <style:text-properties style:font-name="Wingdings" style:font-name-asian="Wingdings" style:font-name-complex="Wingdings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Body_20_Reference_20_Char" style:display-name="Body Reference Char" style:family="text" style:parent-style-name="Default_20_Paragraph_20_Font">
      <style:text-properties fo:language="ru" fo:country="RU" fo:font-style="italic" style:language-asian="en" style:country-asian="US" style:font-style-asian="italic" style:font-style-complex="italic"/>
    </style:style>
    <style:style style:name="RTF_5f_Num_20_9_20_1" style:display-name="RTF_Num 9 1" style:family="text"/>
    <style:style style:name="RTF_5f_Num_20_9_20_2" style:display-name="RTF_Num 9 2" style:family="text"/>
    <style:style style:name="RTF_5f_Num_20_9_20_3" style:display-name="RTF_Num 9 3" style:family="text"/>
    <style:style style:name="RTF_5f_Num_20_9_20_4" style:display-name="RTF_Num 9 4" style:family="text"/>
    <style:style style:name="RTF_5f_Num_20_9_20_5" style:display-name="RTF_Num 9 5" style:family="text"/>
    <style:style style:name="RTF_5f_Num_20_9_20_6" style:display-name="RTF_Num 9 6" style:family="text"/>
    <style:style style:name="RTF_5f_Num_20_9_20_7" style:display-name="RTF_Num 9 7" style:family="text"/>
    <style:style style:name="RTF_5f_Num_20_9_20_8" style:display-name="RTF_Num 9 8" style:family="text"/>
    <style:style style:name="RTF_5f_Num_20_9_20_9" style:display-name="RTF_Num 9 9" style:family="text"/>
    <style:style style:name="Заголовок_20_элемента_20_списка" style:display-name="Заголовок элемента списка" style:family="text" style:parent-style-name="Default_20_Paragraph_20_Font">
      <style:text-properties fo:font-weight="bold"/>
    </style:style>
    <style:style style:name="Untitled1" style:family="graphic">
      <style:graphic-properties fo:background-color="#ff3366" style:background-transparency="0%">
        <style:background-image/>
      </style:graphic-properties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Список_20_с_20_точками" style:display-name="Список с точками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DejaVu Sans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RTF_5f_Num_20_8" style:display-name="RTF_Num 8">
      <text:list-level-style-number text:level="1" text:style-name="RTF_5f_Num_20_8_20_1" style:num-suffix="]" style:num-format="1">
        <style:list-level-properties text:space-before="2.635cm" text:min-label-width="0.635cm"/>
      </text:list-level-style-number>
      <text:list-level-style-number text:level="2" text:style-name="RTF_5f_Num_20_8_20_2" style:num-suffix="." style:num-format="a" style:num-letter-sync="true">
        <style:list-level-properties text:space-before="2.905cm" text:min-label-width="0.635cm"/>
      </text:list-level-style-number>
      <text:list-level-style-number text:level="3" text:style-name="RTF_5f_Num_20_8_20_3" style:num-suffix="." style:num-format="i">
        <style:list-level-properties text:space-before="4.492cm" text:min-label-width="0.318cm" fo:text-align="end"/>
      </text:list-level-style-number>
      <text:list-level-style-number text:level="4" text:style-name="RTF_5f_Num_20_8_20_4" style:num-suffix="." style:num-format="1">
        <style:list-level-properties text:space-before="5.445cm" text:min-label-width="0.635cm"/>
      </text:list-level-style-number>
      <text:list-level-style-number text:level="5" text:style-name="RTF_5f_Num_20_8_20_5" style:num-suffix="." style:num-format="a" style:num-letter-sync="true">
        <style:list-level-properties text:space-before="6.715cm" text:min-label-width="0.635cm"/>
      </text:list-level-style-number>
      <text:list-level-style-number text:level="6" text:style-name="RTF_5f_Num_20_8_20_6" style:num-suffix="." style:num-format="i">
        <style:list-level-properties text:space-before="8.302cm" text:min-label-width="0.318cm" fo:text-align="end"/>
      </text:list-level-style-number>
      <text:list-level-style-number text:level="7" text:style-name="RTF_5f_Num_20_8_20_7" style:num-suffix="." style:num-format="1">
        <style:list-level-properties text:space-before="9.255cm" text:min-label-width="0.635cm"/>
      </text:list-level-style-number>
      <text:list-level-style-number text:level="8" text:style-name="RTF_5f_Num_20_8_20_8" style:num-suffix="." style:num-format="a" style:num-letter-sync="true">
        <style:list-level-properties text:space-before="10.525cm" text:min-label-width="0.635cm"/>
      </text:list-level-style-number>
      <text:list-level-style-number text:level="9" text:style-name="RTF_5f_Num_20_8_20_9" style:num-suffix="." style:num-format="i">
        <style:list-level-properties text:space-before="12.112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Список_20_ссылок" style:display-name="Список ссылок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6" style:display-name="RTF_Num 6">
      <text:list-level-style-bullet text:level="1" text:style-name="RTF_5f_Num_20_6_20_1" style:num-suffix="." text:bullet-char="">
        <style:list-level-properties text:space-before="1.771cm" text:min-label-width="0.63cm"/>
        <style:text-properties style:font-name="Symbol"/>
      </text:list-level-style-bullet>
      <text:list-level-style-bullet text:level="2" text:style-name="RTF_5f_Num_20_6_20_2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6_20_3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6_20_4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6_20_5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6_20_6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6_20_7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6_20_8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6_20_9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Список_20_ролей" style:display-name="Список ролей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9" style:display-name="RTF_Num 9">
      <text:list-level-style-number text:level="1" text:style-name="RTF_5f_Num_20_9_20_1" style:num-suffix="." style:num-format="1">
        <style:list-level-properties/>
      </text:list-level-style-number>
      <text:list-level-style-number text:level="2" text:style-name="RTF_5f_Num_20_9_20_2" style:num-format="1" text:display-levels="2">
        <style:list-level-properties/>
      </text:list-level-style-number>
      <text:list-level-style-number text:level="3" text:style-name="RTF_5f_Num_20_9_20_3" style:num-format="1" text:display-levels="3">
        <style:list-level-properties/>
      </text:list-level-style-number>
      <text:list-level-style-number text:level="4" text:style-name="RTF_5f_Num_20_9_20_4" style:num-format="1" text:display-levels="4">
        <style:list-level-properties/>
      </text:list-level-style-number>
      <text:list-level-style-number text:level="5" text:style-name="RTF_5f_Num_20_9_20_5" style:num-format="1" text:display-levels="5">
        <style:list-level-properties/>
      </text:list-level-style-number>
      <text:list-level-style-number text:level="6" text:style-name="RTF_5f_Num_20_9_20_6" style:num-format="1" text:display-levels="6">
        <style:list-level-properties/>
      </text:list-level-style-number>
      <text:list-level-style-number text:level="7" text:style-name="RTF_5f_Num_20_9_20_7" style:num-format="1" text:display-levels="7">
        <style:list-level-properties/>
      </text:list-level-style-number>
      <text:list-level-style-number text:level="8" text:style-name="RTF_5f_Num_20_9_20_8" style:num-format="1" text:display-levels="8">
        <style:list-level-properties/>
      </text:list-level-style-number>
      <text:list-level-style-number text:level="9" text:style-name="RTF_5f_Num_20_9_20_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ru" fo:country="RU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18cm" style:rel-column-width="16116*"/>
    </style:style>
    <style:style style:name="Table1.B" style:family="table-column">
      <style:table-column-properties style:column-width="12.818cm" style:rel-column-width="49419*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padding="0.097cm" fo:border-left="none" fo:border-right="none" fo:border-top="none" fo:border-bottom="0.002cm solid #000000"/>
    </style:style>
    <style:page-layout style:name="Mpm1">
      <style:page-layout-properties fo:page-width="20.999cm" fo:page-height="29.699cm" style:num-format="1" style:print-orientation="portrait" fo:margin-top="1.543cm" fo:margin-bottom="1.983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882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106">
      <number:year number:style="long"/>
    </number:date-style>
  </office:automatic-styles>
  <office:master-styles>
    <style:master-page style:name="Standard" style:page-layout-name="Mpm1"/>
    <style:master-page style:name="Основной" style:page-layout-name="Mpm2">
      <style:head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Шапка"><text:variable-get text:name="Факультет" office:value-type="string">ФФ НГУ</text:variable-get>, <text:date style:data-style-name="N106" text:date-value="2010-02-26T00:53:40" text:fixed="true">2010</text:date></text:p>
            </table:table-cell>
            <table:table-cell table:style-name="Table1.A1" office:value-type="string">
              <text:p text:style-name="ШапкаПравая"><text:variable-get text:name="НазваниеПроекта" office:value-type="string">WeboBots</text:variable-get>, Техническое описание проекта по курсу <text:variable-get text:name="НазваниеКурса" office:value-type="string">ООАД</text:variable-get></text:p>
            </table:table-cell>
          </table:table-row>
          <table:table-row>
            <table:table-cell table:style-name="Table1.A2" office:value-type="string">
              <text:p text:style-name="Шапка">Курс <text:variable-get text:name="НазваниеКурса" office:value-type="string">ООАД</text:variable-get></text:p>
            </table:table-cell>
            <table:table-cell table:style-name="Table1.A2" office:value-type="string">
              <text:p text:style-name="ШапкаПравая">Файл: <text:file-name text:display="name-and-extension">specification.odt</text:file-name><text:tab/>Версия: <text:variable-get text:name="ВерсияДокумента" office:value-type="string">0.0.1</text:variable-get><text:tab/>Дата: <text:date style:data-style-name="N36" text:date-value="2010-03-10T01:36:55.99">10.03.2010</text:date></text:p>
            </table:table-cell>
          </table:table-row>
        </table:table>
        <text:p text:style-name="Шапка"/>
      </style:header>
      <style:footer>
        <text:p text:style-name="Футер"><text:page-number text:select-page="current">15</text:page-number> / <text:page-count>15</text:page-count></text:p>
      </style:footer>
    </style:master-page>
    <style:master-page style:name="Титульник" style:page-layout-name="Mpm3" style:next-style-name="Основной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Иван Новиков</meta:initial-creator>
    <meta:creation-date>2010-02-14T17:09:49.64</meta:creation-date>
    <dc:date>2010-03-10T01:36:56</dc:date>
    <meta:editing-duration>PT29H34M22S</meta:editing-duration>
    <meta:editing-cycles>79</meta:editing-cycles>
    <meta:generator>OpenOffice.org/3.1$Linux OpenOffice.org_project/310m19$Build-9420</meta:generator>
    <dc:creator>Vladimir Parfinenko</dc:creator>
    <meta:document-statistic meta:table-count="2" meta:image-count="0" meta:object-count="0" meta:page-count="15" meta:paragraph-count="240" meta:word-count="2031" meta:character-count="14737"/>
  </office:meta>
</office:document-meta>
</file>